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rsid="00192afb" officeooo:paragraph-rsid="00192afb"/>
    </style:style>
    <style:style style:name="P2" style:family="paragraph" style:parent-style-name="Text_20_body">
      <style:text-properties officeooo:rsid="001a609a" officeooo:paragraph-rsid="001a609a"/>
    </style:style>
    <style:style style:name="P3" style:family="paragraph" style:parent-style-name="Text_20_body">
      <style:text-properties officeooo:paragraph-rsid="001a609a"/>
    </style:style>
    <style:style style:name="P4" style:family="paragraph" style:parent-style-name="Horizontal_20_Line">
      <style:text-properties officeooo:paragraph-rsid="0024ce8c"/>
    </style:style>
    <style:style style:name="P5" style:family="paragraph" style:parent-style-name="Standard">
      <style:text-properties officeooo:paragraph-rsid="0024ce8c"/>
    </style:style>
    <style:style style:name="P6" style:family="paragraph" style:parent-style-name="Text_20_body">
      <style:text-properties officeooo:paragraph-rsid="0024ce8c"/>
    </style:style>
    <style:style style:name="P7" style:family="paragraph" style:parent-style-name="Standard">
      <style:text-properties officeooo:rsid="0001d755" officeooo:paragraph-rsid="0022e69e"/>
    </style:style>
    <style:style style:name="P8" style:family="paragraph" style:parent-style-name="Standard">
      <style:text-properties officeooo:paragraph-rsid="0022e69e"/>
    </style:style>
    <style:style style:name="P9" style:family="paragraph" style:parent-style-name="Text_20_body">
      <style:text-properties officeooo:paragraph-rsid="0022e69e"/>
    </style:style>
    <style:style style:name="P10" style:family="paragraph" style:parent-style-name="Standard">
      <style:text-properties officeooo:rsid="00047a31" officeooo:paragraph-rsid="0024ce8c"/>
    </style:style>
    <style:style style:name="P11" style:family="paragraph" style:parent-style-name="Text_20_body">
      <style:text-properties officeooo:paragraph-rsid="001ef4c1"/>
    </style:style>
    <style:style style:name="P12" style:family="paragraph" style:parent-style-name="Text_20_body">
      <style:text-properties officeooo:paragraph-rsid="001f1d01"/>
    </style:style>
    <style:style style:name="P13" style:family="paragraph" style:parent-style-name="Text_20_body">
      <style:text-properties officeooo:paragraph-rsid="00200782"/>
    </style:style>
    <style:style style:name="P14" style:family="paragraph" style:parent-style-name="Text_20_body">
      <style:text-properties officeooo:paragraph-rsid="002050a4"/>
    </style:style>
    <style:style style:name="P15" style:family="paragraph" style:parent-style-name="Heading_20_3">
      <style:text-properties officeooo:paragraph-rsid="00260bf7"/>
    </style:style>
    <style:style style:name="P16" style:family="paragraph" style:parent-style-name="Heading_20_3">
      <style:text-properties officeooo:paragraph-rsid="0029a1d6"/>
    </style:style>
    <style:style style:name="P17" style:family="paragraph" style:parent-style-name="Heading_20_3">
      <style:text-properties officeooo:paragraph-rsid="002a43a0"/>
    </style:style>
    <style:style style:name="P18" style:family="paragraph" style:parent-style-name="Horizontal_20_Line">
      <style:text-properties officeooo:paragraph-rsid="00260bf7"/>
    </style:style>
    <style:style style:name="P19" style:family="paragraph" style:parent-style-name="Horizontal_20_Line">
      <style:text-properties officeooo:paragraph-rsid="0027bc38"/>
    </style:style>
    <style:style style:name="P20" style:family="paragraph" style:parent-style-name="Horizontal_20_Line">
      <style:text-properties officeooo:paragraph-rsid="002a43a0"/>
    </style:style>
    <style:style style:name="P21" style:family="paragraph" style:parent-style-name="Horizontal_20_Line">
      <style:text-properties officeooo:paragraph-rsid="002d5e11"/>
    </style:style>
    <style:style style:name="P22" style:family="paragraph" style:parent-style-name="Quotations">
      <style:text-properties officeooo:paragraph-rsid="00260bf7"/>
    </style:style>
    <style:style style:name="P23" style:family="paragraph" style:parent-style-name="Standard">
      <style:text-properties officeooo:paragraph-rsid="00260bf7"/>
    </style:style>
    <style:style style:name="P24" style:family="paragraph" style:parent-style-name="Standard">
      <style:text-properties officeooo:paragraph-rsid="0029a1d6"/>
    </style:style>
    <style:style style:name="P25" style:family="paragraph" style:parent-style-name="Standard">
      <style:text-properties officeooo:paragraph-rsid="002a43a0"/>
    </style:style>
    <style:style style:name="P26" style:family="paragraph" style:parent-style-name="Standard">
      <style:text-properties officeooo:paragraph-rsid="002b11b9"/>
    </style:style>
    <style:style style:name="P27" style:family="paragraph" style:parent-style-name="Standard">
      <style:text-properties officeooo:paragraph-rsid="002d1d9a"/>
    </style:style>
    <style:style style:name="P28" style:family="paragraph" style:parent-style-name="Text_20_body">
      <style:text-properties officeooo:rsid="0001d755" officeooo:paragraph-rsid="0022e69e"/>
    </style:style>
    <style:style style:name="P29" style:family="paragraph" style:parent-style-name="Text_20_body">
      <style:text-properties officeooo:paragraph-rsid="00260bf7"/>
    </style:style>
    <style:style style:name="P30" style:family="paragraph" style:parent-style-name="Text_20_body">
      <style:text-properties officeooo:paragraph-rsid="0027bc38"/>
    </style:style>
    <style:style style:name="P31" style:family="paragraph" style:parent-style-name="Text_20_body" style:list-style-name="L1">
      <style:text-properties officeooo:paragraph-rsid="0029a1d6"/>
    </style:style>
    <style:style style:name="P32" style:family="paragraph" style:parent-style-name="Text_20_body">
      <style:text-properties officeooo:paragraph-rsid="0029a1d6"/>
    </style:style>
    <style:style style:name="P33" style:family="paragraph" style:parent-style-name="Text_20_body" style:list-style-name="L2">
      <style:text-properties officeooo:paragraph-rsid="0029f22a"/>
    </style:style>
    <style:style style:name="P34" style:family="paragraph" style:parent-style-name="Text_20_body">
      <style:text-properties officeooo:paragraph-rsid="0029f22a"/>
    </style:style>
    <style:style style:name="P35" style:family="paragraph" style:parent-style-name="Text_20_body">
      <style:text-properties officeooo:paragraph-rsid="002a43a0"/>
    </style:style>
    <style:style style:name="P36" style:family="paragraph" style:parent-style-name="Text_20_body">
      <style:text-properties officeooo:paragraph-rsid="002b11b9"/>
    </style:style>
    <style:style style:name="P37" style:family="paragraph" style:parent-style-name="Text_20_body">
      <style:text-properties officeooo:paragraph-rsid="002cb5d4"/>
    </style:style>
    <style:style style:name="P38" style:family="paragraph" style:parent-style-name="Text_20_body">
      <style:text-properties officeooo:paragraph-rsid="002d1d9a"/>
    </style:style>
    <style:style style:name="P39" style:family="paragraph" style:parent-style-name="Text_20_body" style:list-style-name="L3">
      <style:text-properties officeooo:paragraph-rsid="002d5e11"/>
    </style:style>
    <style:style style:name="P40" style:family="paragraph" style:parent-style-name="Text_20_body">
      <style:text-properties officeooo:paragraph-rsid="002d5e11"/>
    </style:style>
    <style:style style:name="T1" style:family="text">
      <style:text-properties officeooo:rsid="001d10f4"/>
    </style:style>
    <style:style style:name="T2" style:family="text">
      <style:text-properties fo:font-weight="normal" style:font-weight-asian="normal" style:font-weight-complex="normal"/>
    </style:style>
    <style:style style:name="T3" style:family="text">
      <style:text-properties fo:font-weight="normal" officeooo:rsid="00194cc7" style:font-weight-asian="normal" style:font-weight-complex="normal"/>
    </style:style>
    <style:style style:name="T4" style:family="text">
      <style:text-properties fo:font-weight="normal" officeooo:rsid="001f1d01" style:font-weight-asian="normal" style:font-weight-complex="normal"/>
    </style:style>
    <style:style style:name="T5" style:family="text">
      <style:text-properties fo:font-weight="normal" officeooo:rsid="00200782" style:font-weight-asian="normal" style:font-weight-complex="normal"/>
    </style:style>
    <style:style style:name="T6" style:family="text">
      <style:text-properties officeooo:rsid="00200782"/>
    </style:style>
    <style:style style:name="T7" style:family="text">
      <style:text-properties officeooo:rsid="0020c5da"/>
    </style:style>
    <style:style style:name="T8" style:family="text">
      <style:text-properties fo:font-size="20pt" fo:font-weight="bold" style:font-size-asian="20pt" style:font-weight-asian="bold" style:font-size-complex="20pt"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Capitulo 8 </text:h>
      <text:h text:style-name="P1" text:outline-level="2">Laboratorio - Un modelo conceptual de la vida</text:h>
      <text:p text:style-name="Horizontal_20_Line"/>
      <text:p text:style-name="Text_20_body"/>
      <text:p text:style-name="Text_20_body"/>
      <text:h text:style-name="Heading_20_2" text:outline-level="2">1 - El delicado equilibrio de la vida</text:h>
      <text:p text:style-name="Text_20_body">Una teoría ampliamente difundida sostiene que la vida sobre la Tierra se mantiene gracias a un equilibrio extraordinariamente delicado. Según esta visión, cada especie cumple una función específica dentro del ecosistema global: las abejas polinizan, los depredadores regulan poblaciones, los hongos descomponen materia orgánica. Todo parece orquestado en una coreografía sutil y precisa, como si un solo cambio, una única desaparición, pudiera desencadenar el colapso del conjunto.</text:p>
      <text:p text:style-name="Text_20_body">Desde esta perspectiva, el ecosistema funciona como una máquina compleja e interdependiente, donde la ausencia de una pieza —incluso una aparentemente insignificante— podría tener consecuencias catastróficas. De hecho, se ha popularizado la idea de que si accidentalmente alguien aplastara al último ejemplar de un extraño insecto desconocido, ese pequeño gesto podría detonar un efecto dominó devastador, derribando ecosistemas completos y precipitando, eventualmente, la extinción de la vida en el planeta.</text:p>
      <text:p text:style-name="Text_20_body">Pero si bien esta imagen es sugerente —y ha servido como advertencia poderosa sobre la fragilidad de nuestro entorno—, los hechos disponibles nos obligan a matizarla.</text:p>
      <text:p text:style-name="Text_20_body">Lo que observamos en la historia de la vida sobre la Tierra no es tanto una fragilidad absoluta, sino más bien una notable capacidad de adaptación y supervivencia. A lo largo de los milenios, millones de especies han desaparecido, y sin embargo, la vida no ha cedido. Más bien, ha mutado, se ha reconfigurado, ha ocupado nuevos nichos y ha continuado su marcha.</text:p>
      <text:p text:style-name="Text_20_body">Una de las extinciones masivas más conocidas es la que marcó el fin del Cretácico, hace unos 66 millones de años, cuando un evento cataclísmico —probablemente el impacto de un asteroide en lo que hoy es la península de Yucatán— provocó la desaparición del 75% de las especies vivas, incluyendo los dinosaurios. Fue un golpe colosal al equilibrio ecológico. Y sin embargo, la vida persistió. Se replegó, evolucionó, y millones de años más tarde, aquí estamos: reflexionando sobre ella, escribiendo sobre ella.</text:p>
      <text:p text:style-name="Text_20_body">Lo que estos datos sugieren es que la vida, como fenómeno general, posee una robustez extraordinaria. Puede ser herida, incluso gravemente, pero no parece ceder con facilidad. Es como si, más allá de las criaturas que la componen, existiera en la vida una especie de impulso estructural, una tenacidad fundamental, un patrón que se reproduce una y otra vez.</text:p>
      <text:p text:style-name="Text_20_body">¿Es posible destruir completamente a la vida en la Tierra? Tal vez no sea imposible. Un evento lo suficientemente extremo —como una supernova cercana, un colapso climático extremo, o una <text:soft-page-break/>intervención deliberada y global— podría lograrlo. Pero de algo podemos estar razonablemente seguros: fácil no sería.</text:p>
      <text:p text:style-name="Text_20_body"/>
      <text:p text:style-name="Text_20_body"/>
      <text:p text:style-name="Horizontal_20_Line"/>
      <text:p text:style-name="Text_20_body"><text:span text:style-name="Strong_20_Emphasis"/></text:p>
      <text:p text:style-name="Text_20_body"><text:span text:style-name="Strong_20_Emphasis"/></text:p>
      <text:p text:style-name="Text_20_body"><text:span text:style-name="Strong_20_Emphasis">2 – ¿La vida es un accidente irrepetible?</text:span></text:p>
      <text:p text:style-name="Text_20_body">Una teoría bastante extendida sostiene que la vida podría haber sido un accidente:<text:line-break/>una combinación improbable de factores fortuitos, un evento único, irrepetible.</text:p>
      <text:p text:style-name="Text_20_body">Y bajo esa mirada, si la vida en la Tierra fuera destruida, eso marcaría su fin absoluto.<text:line-break/>Intuimos esta posibilidad con la misma fragilidad con que percibimos nuestra propia existencia: breve, fugaz, irremplazable.<text:line-break/>Y sentimos que, como la vida misma, se nos escapa de las manos una oportunidad de valor incalculable.</text:p>
      <text:p text:style-name="Text_20_body">Pero… ¿a qué llamamos <text:span text:style-name="Emphasis">accidente</text:span>?</text:p>
      <text:p text:style-name="Text_20_body">¿Una explosión es un accidente?<text:line-break/>No lo es.<text:line-break/>Una explosión de gas combustible bajo presión, en presencia de una chispa, no es un accidente: es una reacción natural.<text:line-break/>Podemos considerarla <text:span text:style-name="Emphasis">accidental</text:span> si ocurre de forma inesperada, fuera de control.<text:line-break/>Pero en sí misma no es un suceso arbitrario ni excepcional.<text:line-break/>En el interior de un motor de combustión, por ejemplo, tienen lugar unas 8000 explosiones por minuto —y cada una sigue las mismas reglas físicas.</text:p>
      <text:p text:style-name="Text_20_body">¿Y la formación de una estrella?<text:line-break/>¿Es eso un accidente?<text:line-break/>Tampoco.<text:line-break/>Basta mirar el cielo nocturno para comprobar que es un fenómeno recurrente.<text:line-break/>Las estrellas nacen, evolucionan y mueren, siguiendo ciclos bien definidos.<text:line-break/>Su formación es una consecuencia directa de las leyes que rigen la materia en el universo.</text:p>
      <text:p text:style-name="Text_20_body">Incluso el carbono —elemento esencial para la vida— se forma en las estrellas de manera regular a través del proceso de nucleosíntesis estelar.<text:line-break/>No es un evento fortuito.<text:line-break/>Es el resultado de condiciones naturales que se repiten una y otra vez.</text:p>
      <text:p text:style-name="Text_20_body">Entonces, ¿podemos considerar accidental la formación de moléculas complejas, incluso aquellas necesarias para la vida?<text:line-break/><text:soft-page-break/>¿Podemos seguir pensando que son el resultado de una cadena inverosímil de coincidencias?<text:line-break/>La lógica del universo no apoya esa idea.</text:p>
      <text:p text:style-name="Text_20_body">En un cosmos con incontables galaxias, estrellas y planetas —donde la materia interactúa bajo un conjunto de leyes consistentes—, lo que puede suceder, sucederá, tarde o temprano.<text:line-break/>Donde las condiciones se repiten, los resultados también.<text:line-break/>La complejidad molecular, la autoorganización, la emergencia de sistemas vivos: todo ello no es el producto de un accidente, sino de una evolución natural dentro de un entorno propicio.</text:p>
      <text:p text:style-name="Text_20_body">La vida, entonces, no es una anomalía que quebranta las reglas, sino una manifestación de esas mismas reglas cuando se expresan con suficiente profundidad.<text:line-break/>En lugar de verla como un golpe de suerte irrepetible, podríamos empezar a considerarla como un fenómeno emergente —el resultado inevitable de un universo fértil.</text:p>
      <text:p text:style-name="P2">Su complejidad puede resultar abrumadora, sin embargo, se trata de un fenomeno natural.</text:p>
      <text:p text:style-name="P3"/>
      <text:p text:style-name="Horizontal_20_Line"/>
      <text:p text:style-name="Text_20_body"><text:span text:style-name="Strong_20_Emphasis">3 – Vida, inevitable</text:span></text:p>
      <text:p text:style-name="Text_20_body">Si aceptamos que la vida no es un accidente, sino una reacción natural que emerge bajo ciertas condiciones, entonces debemos aceptar también que, en un universo donde todo lo posible sucede, la vida no solo es posible: es inevitable.</text:p>
      <text:p text:style-name="Text_20_body">Así como el hidrógeno se fusionará en helio dentro de una estrella, o como el agua fluye cuesta abajo, la vida es una consecuencia esperable de la materia organizada bajo ciertas reglas. No es una excepción del universo, sino una de sus expresiones. Allí donde el entorno lo permite, la vida surge. No por azar, sino por necesidad.</text:p>
      <text:p text:style-name="Text_20_body"/>
      <text:p text:style-name="Text_20_body"/>
      <text:p text:style-name="Horizontal_20_Line"/>
      <text:p text:style-name="Text_20_body"><text:span text:style-name="Strong_20_Emphasis">4 – La Tierra, un lugar </text:span><text:span text:style-name="Strong_20_Emphasis"><text:span text:style-name="T1">unico en el universo</text:span></text:span></text:p>
      <text:p text:style-name="Text_20_body"><text:span text:style-name="Strong_20_Emphasis"/></text:p>
      <text:p text:style-name="P11"><text:span text:style-name="Strong_20_Emphasis"><text:span text:style-name="T2">Nos gusta pensar que la Tierra es única, un santuario excepcional en medio del vacío cósmico. Esta idea, profundamente enraizada en nuestra cultura, alimenta la creencia de que no podría existir otro lugar como este. Al fin y al cabo, este planeta es nuestro hogar: vivimos aquí</text:span></text:span></text:p>
      <text:p text:style-name="P12"><text:span text:style-name="Strong_20_Emphasis"><text:span text:style-name="T2">Pero esta percepción choca con los datos astronómicos actuales. Sabemos que solo en nuestra galaxia, la Vía Láctea, existen más de 100 mil millones de estrellas. Y cada una de ellas puede tener uno o varios planetas orbitando a su alrededor. El número de sistemas planetarios potenciales en la galaxia es astronómico. Y si ampliamos la escala, descubrimos que el universo observable contiene cientos de miles de millones de galaxias más.</text:span></text:span></text:p>
      <text:p text:style-name="P12"><text:soft-page-break/><text:span text:style-name="Strong_20_Emphasis"><text:span text:style-name="T2">El número total de estrellas en el universo observable supera los </text:span></text:span><text:span text:style-name="Strong_20_Emphasis">10⁴⁸ átomos del cuerpo humano</text:span><text:span text:style-name="Strong_20_Emphasis"><text:span text:style-name="T2">, y podría ser efectivamente infinito.</text:span></text:span></text:p>
      <text:p text:style-name="P12">¿Es razonable pensar que <text:span text:style-name="T6">en un universo como este, en donde el numero de sistemas solares tiende a infinito, no exista otro</text:span> planeta con condiciones similares a las de la Tierra?</text:p>
      <text:p text:style-name="P12"><text:span text:style-name="Strong_20_Emphasis"><text:span text:style-name="T2">La probabilidad sugiere todo lo contrario.</text:span></text:span></text:p>
      <text:p text:style-name="P14"><text:span text:style-name="Strong_20_Emphasis"><text:span text:style-name="T2">La hipótesis opuesta —que existan otros mundos semejantes— no es solo razonable: es casi inevitable.</text:span></text:span></text:p>
      <text:p text:style-name="P13"><text:span text:style-name="Strong_20_Emphasis"><text:span text:style-name="T5">A</text:span></text:span><text:span text:style-name="Strong_20_Emphasis"><text:span text:style-name="T2">firmar que la Tierra es el único planeta </text:span></text:span><text:span text:style-name="Strong_20_Emphasis"><text:span text:style-name="T5">de su tipo en todo</text:span></text:span><text:span text:style-name="Strong_20_Emphasis"><text:span text:style-name="T2"> el universo </text:span></text:span><text:span text:style-name="Strong_20_Emphasis">va en contra de la lógica estadística</text:span><text:span text:style-name="Strong_20_Emphasis"><text:span text:style-name="T7">.</text:span></text:span></text:p>
      <text:p text:style-name="P13"><text:span text:style-name="Strong_20_Emphasis"><text:span text:style-name="T2">¿Y cuántos planetas como la Tierra podrían </text:span></text:span><text:span text:style-name="Strong_20_Emphasis"><text:span text:style-name="T4">existir</text:span></text:span><text:span text:style-name="Strong_20_Emphasis"><text:span text:style-name="T2"> entre ese número incontable de </text:span></text:span><text:span text:style-name="Strong_20_Emphasis"><text:span text:style-name="T3">galaxias</text:span></text:span><text:span text:style-name="Strong_20_Emphasis"><text:span text:style-name="T2">?<text:line-break/>Es difícil de decir. Pero hay algo que sí podemos afirmar con certeza:<text:line-break/>la probabilidad de que la Tierra sea el único planeta con estas propiedades tiende a cero. Y, en consecuencia, la probabilidad de que existan </text:span></text:span><text:span text:style-name="Strong_20_Emphasis">otros mundos como este,</text:span><text:span text:style-name="Strong_20_Emphasis"><text:span text:style-name="T6"> </text:span></text:span><text:span text:style-name="Strong_20_Emphasis">tiende al infinito</text:span><text:span text:style-name="Strong_20_Emphasis"><text:span text:style-name="T2">.</text:span></text:span></text:p>
      <text:p text:style-name="P13"><text:span text:style-name="Strong_20_Emphasis"><text:span text:style-name="T2"/></text:span></text:p>
      <text:p text:style-name="Horizontal_20_Line"><text:span text:style-name="Strong_20_Emphasis"/></text:p>
      <text:p text:style-name="Text_20_body"><text:span text:style-name="Strong_20_Emphasis"/></text:p>
      <text:p text:style-name="P8"/>
      <text:p text:style-name="P9"><text:span text:style-name="Strong_20_Emphasis">4 - Vida, en todo el universo</text:span></text:p>
      <text:p text:style-name="P9">Vivimos en una galaxia compuesta por más de cien mil millones de estrellas. Y no es una excepción: el universo observable contiene, al menos, dos billones de galaxias más. Cada estrella puede estar acompañada por uno o varios planetas, muchos de ellos rocosos, con atmósferas, temperaturas moderadas y agua en estado líquido —las condiciones mínimas conocidas para que la vida, tal como la entendemos, pueda surgir.</text:p>
      <text:p text:style-name="P9">La misión <text:span text:style-name="Emphasis">Kepler</text:span>, entre otras, ha identificado miles de exoplanetas en zonas habitables, y los modelos actuales sugieren que en nuestra galaxia podría haber más de <text:span text:style-name="Strong_20_Emphasis">40 mil millones</text:span> de planetas similares a la Tierra. Si a esto le sumamos la vastedad del cosmos, la posibilidad de que existan planetas como el nuestro se multiplica hasta el vértigo. Si la vida es una consecuencia natural de ciertos estados de la materia, como sugerimos, entonces no solo podría haber vida en esos mundos lejanos: <text:span text:style-name="Strong_20_Emphasis">debería</text:span> haberla.</text:p>
      <text:p text:style-name="P9">La vida, entendida como un proceso espontáneo que emerge cuando las condiciones lo permiten, no sería un milagro ni un accidente, sino una propiedad universal. El universo, bajo esta perspectiva, no sería un escenario indiferente, sino un entorno fértil que genera vida allí donde puede. Como las estrellas se forman cuando hay suficiente polvo y gravedad, la vida también aparece cuando las piezas están en su lugar. No es un fenómeno improbable, sino esperable.</text:p>
      <text:p text:style-name="P9">Así, lo verdaderamente extraordinario no sería que exista vida más allá de la Tierra. Lo extraordinario sería que <text:span text:style-name="Strong_20_Emphasis">no</text:span> existiera. </text:p>
      <text:p text:style-name="P9"/>
      <text:p text:style-name="P7"><text:soft-page-break/>razonando desde el sentido comun, teniendo en cuenta las caracteristicas de la materia y las leyes de la fisica,</text:p>
      <text:p text:style-name="P28">debemos esperar que la vida este presente aqui y alli, por todas partes a lo largo y ancho del universo infinito.</text:p>
      <text:p text:style-name="P9"/>
      <text:p text:style-name="Horizontal_20_Line"><text:span text:style-name="Strong_20_Emphasis"/></text:p>
      <text:p text:style-name="Text_20_body"><text:span text:style-name="Strong_20_Emphasis"/></text:p>
      <text:p text:style-name="P5"/>
      <text:p text:style-name="P6"><text:span text:style-name="Strong_20_Emphasis">4 – Vida, un organismo viviente</text:span></text:p>
      <text:p text:style-name="P6">Cuando observamos los organismos vivientes que habitan nuestro planeta, encontramos una característica estructural común que atraviesa la diversidad de formas y especies: todos ellos están compuestos por unidades básicas llamadas células.</text:p>
      <text:p text:style-name="P6">Las células se organizan formando tejidos, órganos, sistemas, y finalmente individuos completos. Algunas células son simples, otras altamente especializadas —como las musculares, las neuronales o las inmunológicas—, pero todas participan como partes funcionales de un conjunto mayor: el cuerpo del organismo al que pertenecen.</text:p>
      <text:p text:style-name="P6">Este principio organizativo, sin embargo, no se detiene a nivel del individuo. Existe una arquitectura similar más allá del cuerpo de un solo ser. Si observamos con otra escala —una escala más amplia en el espacio y en el tiempo—, podemos reconocer un patrón que se repite: los propios individuos pueden considerarse como células dentro de un organismo aún mayor.</text:p>
      <text:p text:style-name="P6">Ese organismo es la vida.</text:p>
      <text:p text:style-name="P6">La vida —entendida no como un fenómeno aislado en cada especie, sino como una totalidad— puede concebirse como una criatura de proporciones cósmicas. Una criatura que respira a través de todos los seres vivos, que evoluciona generación tras generación, y que ha tejido sus raíces en cada rincón del planeta, desde los océanos primitivos hasta los límites de la atmósfera. Todos los individuos de todas las especies, desde el origen hasta hoy, forman parte de su cuerpo.</text:p>
      <text:p text:style-name="P6">Vista así, la vida no es simplemente un fenómeno colectivo, sino un individuo en sí mismo. Un ser único, complejo y en perpetua transformación. Sus células son los individuos. </text:p>
      <text:p text:style-name="P6"/>
      <text:p text:style-name="P6">Esta idea puede parecer extraña al principio. Nuestra cultura nos ha acostumbrado a pensar en términos individuales, no colectivos. Sin embargo, teorías como la de <text:span text:style-name="Strong_20_Emphasis">Gaia</text:span> —propuesta por James Lovelock y Lynn Margulis— ya han sugerido que la biosfera podría funcionar como un sistema autorregulado, similar a un organismo. Y más recientemente, enfoques como el de la <text:span text:style-name="Strong_20_Emphasis">biología de sistemas</text:span>, la <text:span text:style-name="Strong_20_Emphasis">ecología holística</text:span>, e incluso ciertos modelos de <text:span text:style-name="Strong_20_Emphasis">inteligencia artificial evolutiva</text:span>, apuntan en la misma dirección: la vida puede ser algo más que la suma de sus partes.</text:p>
      <text:p text:style-name="P6"/>
      <text:p text:style-name="P10"><text:soft-page-break/>un unico organismo viviente, una criatura de enormes dimensiones, compuesta por todos los individuos de todas las especies a lo largo del tiempo.</text:p>
      <text:p text:style-name="P10"/>
      <text:p text:style-name="P6">En los próximos capítulos exploraremos esta idea en profundidad. Y en el capítulo 13, a través de un experimento conceptual, veremos esta criatura en funcionamiento: una simulación lógica que nos permitirá visualizar cómo actúa, cómo razona, y cómo avanza.</text:p>
      <text:p text:style-name="P4"/>
      <text:p text:style-name="P6"/>
      <text:p text:style-name="P23"/>
      <text:h text:style-name="P15" text:outline-level="3">7 – Vida inmortal</text:h>
      <text:p text:style-name="P29">La vida, como hemos señalado, no es un fenómeno frágil ni efímero. Por el contrario, se comporta como un sistema extremadamente robusto y adaptable. Esta resiliencia no es accidental: es consecuencia directa de su arquitectura funcional. Una de sus claves es la <text:span text:style-name="Strong_20_Emphasis">redundancia</text:span>, una característica que exploraremos con mayor detalle más adelante, y que le permite resistir fallos, absorber pérdidas y reconstruirse a partir de fragmentos.</text:p>
      <text:p text:style-name="P29">Pero hay algo aún más profundo que sustenta su aparente invulnerabilidad:<text:line-break/><text:span text:style-name="Strong_20_Emphasis">la vida no es una excepción en el universo; es una consecuencia natural.</text:span></text:p>
      <text:p text:style-name="P29">Si la vida es una reacción espontánea ante ciertas condiciones –una propiedad emergente de la materia cuando se dan los parámetros adecuados– entonces su aparición no fue un milagro singular. Fue, y sigue siendo, una <text:span text:style-name="Strong_20_Emphasis">inevitabilidad física</text:span>.</text:p>
      <text:p text:style-name="P29">El universo es vasto. Sabemos hoy que hay miles de millones de galaxias, cada una con miles de millones de estrellas, muchas de ellas acompañadas de planetas. Las leyes que rigen los átomos en la Tierra son las mismas que actúan en Andrômeda o en el confín más lejano del cosmos. Donde las condiciones sean propicias, la vida no solo puede aparecer: <text:span text:style-name="Strong_20_Emphasis">aparecerá.</text:span></text:p>
      <text:p text:style-name="P29">Entonces cabe preguntarnos:</text:p>
      <text:p text:style-name="P22">¿Puede morir algo que volverá a nacer siempre que se repitan las condiciones necesarias?</text:p>
      <text:p text:style-name="P29">Si la vida desapareciera de la Tierra, no sería el fin de la vida.<text:line-break/>De la misma forma que la extinción de los dinosaurios no significó el fin de la evolución biológica, <text:span text:style-name="Strong_20_Emphasis">la desaparición de una rama no destruye el árbol.</text:span><text:line-break/>La vida continuaría desarrollándose en otros mundos, en otras formas, en otros contextos.</text:p>
      <text:p text:style-name="P29">La oxidación del hierro ocurre cada vez que se combinan oxígeno, hierro y humedad. No importa el planeta ni el siglo. Lo mismo puede decirse de la vida.<text:line-break/><text:span text:style-name="Strong_20_Emphasis">¿Es posible impedir una reacción natural cuando se dan las condiciones necesarias?</text:span><text:line-break/>Probablemente no. Y esto nos lleva a una conclusión asombrosa:</text:p>
      <text:p text:style-name="P22">Mientras exista el universo, <text:span text:style-name="Strong_20_Emphasis">la vida persistirá</text:span>.<text:line-break/>Porque la vida es una expresión del universo mismo.<text:line-break/>Y en este sentido profundo, <text:span text:style-name="Strong_20_Emphasis">la vida es inmortal</text:span>.</text:p>
      <text:p text:style-name="P18"><text:soft-page-break/></text:p>
      <text:p text:style-name="P23"><text:span text:style-name="Strong_20_Emphasis"/></text:p>
      <text:p text:style-name="P30"/>
      <text:p text:style-name="P19"/>
      <text:p text:style-name="P30"><text:span text:style-name="Strong_20_Emphasis">7 – Vida inmortal</text:span></text:p>
      <text:p text:style-name="P30">La vida, como hemos dicho, es una reacción natural que ocurre siempre que se den las condiciones necesarias. Pero además de ser una consecuencia lógica de la química del universo, posee una propiedad extraordinaria: su capacidad de perdurar.</text:p>
      <text:p text:style-name="P30">No hablamos de la inmortalidad de un individuo, ni de una especie particular, sino de la vida como fenómeno. En su estructura se encuentran integradas características que le confieren una notable resistencia: mecanismos de redundancia, adaptabilidad y reproducción.</text:p>
      <text:p text:style-name="P30">Existen pruebas empíricas de esta robustez. Ciertas formas de vida en la Tierra —como los tardígrados— han demostrado poder sobrevivir al vacío del espacio, a la radiación cósmica y a temperaturas extremas. Las bacterias extremófilas viven en condiciones que creíamos incompatibles con la vida: radiación intensa, acidez extrema, ausencia de oxígeno o temperaturas superiores a 100 °C.</text:p>
      <text:p text:style-name="P30">Además, experimentos en el campo de la panspermia han mostrado que algunas esporas pueden resistir impactos violentos y largos periodos en el espacio. Esto sugiere que la vida podría trasladarse entre planetas.</text:p>
      <text:p text:style-name="P30">Todo esto apunta a una conclusión inquietante y hermosa a la vez: la vida es más difícil de destruir de lo que pensábamos. Si la Tierra fuera destruida, si toda vida desapareciera de su superficie, ¿significaría eso su fin? Probablemente no.<text:line-break/>Porque si la vida es una reacción natural, volverá a suceder. Tal como no podemos evitar que el agua se condense si se dan las condiciones precisas, tampoco podríamos impedir que la vida surja allí donde el ambiente la haga posible.</text:p>
      <text:p text:style-name="P30">Y si el universo contiene miles de millones de planetas, entonces lo más probable es que la vida se extienda, se replique y se reinicie innumerables veces.</text:p>
      <text:p text:style-name="P30"><text:span text:style-name="Strong_20_Emphasis">La vida no es solo resistente: es, en esencia, inmortal.</text:span></text:p>
      <text:p text:style-name="P30"><text:span text:style-name="Strong_20_Emphasis"/></text:p>
      <text:p text:style-name="Horizontal_20_Line"><text:span text:style-name="Strong_20_Emphasis"/></text:p>
      <text:p text:style-name="Text_20_body"><text:span text:style-name="Strong_20_Emphasis"/></text:p>
      <text:p text:style-name="P24"/>
      <text:h text:style-name="P16" text:outline-level="3">6. Vida: una inteligencia activa</text:h>
      <text:p text:style-name="P32">Cuando observamos el comportamiento de los sistemas vivos, desde las bacterias hasta los seres humanos, notamos un patrón persistente y asombroso: no se limitan a existir, <text:span text:style-name="Strong_20_Emphasis">actúan</text:span>, <text:span text:style-name="Strong_20_Emphasis">responden</text:span> y <text:span text:style-name="Strong_20_Emphasis">se adaptan</text:span>.</text:p>
      <text:p text:style-name="P32"><text:soft-page-break/>Podemos preguntarnos entonces: si la vida fuese una entidad única, ¿a qué se dedica? ¿Cuál es su función, su actividad principal?</text:p>
      <text:p text:style-name="P32">La respuesta, a partir de lo que podemos observar, es sorprendentemente coherente: <text:span text:style-name="Strong_20_Emphasis">la vida piensa</text:span>.</text:p>
      <text:p text:style-name="P32">No necesariamente del mismo modo que lo hace un cerebro humano, ni con conciencia reflexiva. Pero si definimos "pensar" como <text:span text:style-name="Strong_20_Emphasis">un proceso que explora posibilidades, toma decisiones, aprende de la experiencia y mejora con el tiempo</text:span>, entonces la vida exhibe todas estas capacidades. A gran escala y a lo largo de eones, pero con una claridad lógica innegable.</text:p>
      <text:p text:style-name="P32">Veamos algunos ejemplos:</text:p>
      <text:list xml:id="list762364431" text:style-name="L1">
        <text:list-item>
          <text:p text:style-name="P31"><text:span text:style-name="Strong_20_Emphasis">Explora</text:span>: Los seres vivos, a nivel celular, genético o poblacional, prueban soluciones. Mutaciones aleatorias son generadas y puestas a prueba en cada generación. Las que funcionan, se conservan. Las que no, desaparecen. Es una forma elemental de exploración combinatoria.</text:p>
        </text:list-item>
        <text:list-item>
          <text:p text:style-name="P31"><text:span text:style-name="Strong_20_Emphasis">Aprende</text:span>: Los sistemas biológicos incorporan información útil a través del tiempo. Los sistemas inmunológicos, por ejemplo, "aprenden" a defenderse de virus específicos. El aprendizaje está codificado en la estructura genética de poblaciones completas.</text:p>
        </text:list-item>
        <text:list-item>
          <text:p text:style-name="P31"><text:span text:style-name="Strong_20_Emphasis">Toma decisiones</text:span>: Un árbol extiende sus raíces hacia donde hay agua. Las bacterias se desplazan hacia zonas con nutrientes. Estos no son movimientos caóticos, sino respuestas eficientes a estímulos del entorno: <text:span text:style-name="Strong_20_Emphasis">conductas con propósito adaptativo</text:span>.</text:p>
        </text:list-item>
        <text:list-item>
          <text:p text:style-name="P31"><text:span text:style-name="Strong_20_Emphasis">Recuerda</text:span>: La memoria genética es una forma de recuerdo: una acumulación de estrategias exitosas codificadas a lo largo del tiempo. Es una inteligencia que recuerda a través de la selección natural.</text:p>
        </text:list-item>
        <text:list-item>
          <text:p text:style-name="P31"><text:span text:style-name="Strong_20_Emphasis">Planifica y crea</text:span>: Las construcciones de termitas, colmenas de abejas, redes de hongos o estructuras de coral son manifestaciones físicas de una inteligencia operativa. Surgen de reglas simples, sí, pero producen soluciones arquitectónicas extraordinarias, con eficiencia y propósito.</text:p>
        </text:list-item>
        <text:list-item>
          <text:p text:style-name="P31"><text:span text:style-name="Strong_20_Emphasis">Evalúa y elige</text:span>: Las proteínas se pliegan en formas específicas, las células seleccionan rutas metabólicas según su entorno, los animales eligen pareja, hábitat, alimento. Cada acto es una <text:span text:style-name="Strong_20_Emphasis">evaluación de opciones</text:span> bajo ciertas condiciones.</text:p>
        </text:list-item>
      </text:list>
      <text:p text:style-name="P32">Estos procesos, tomados uno por uno, podrían parecer mecánicos. Pero cuando los reunimos como un <text:span text:style-name="Strong_20_Emphasis">sistema en funcionamiento continuo</text:span>, vemos emerger un patrón que reconocemos en nosotros mismos: <text:span text:style-name="Strong_20_Emphasis">el patrón de una inteligencia</text:span>.</text:p>
      <text:h text:style-name="P16" text:outline-level="3">Una inteligencia sin conciencia</text:h>
      <text:p text:style-name="P32">No hace falta atribuirle conciencia o intencionalidad mística. Basta con observar que, funcionalmente, <text:span text:style-name="Strong_20_Emphasis">la vida resuelve problemas</text:span>. Se enfrenta a desafíos —sobrevivir, adaptarse, replicarse, prosperar— y responde con <text:span text:style-name="Strong_20_Emphasis">soluciones cada vez más refinadas</text:span>.</text:p>
      <text:p text:style-name="P32">Esa es la definición práctica de una inteligencia: <text:span text:style-name="Strong_20_Emphasis">un sistema capaz de resolver problemas mediante la transformación de información</text:span>.</text:p>
      <text:p text:style-name="P32"><text:soft-page-break/>Por eso, en nuestro modelo, no afirmamos que la vida <text:span text:style-name="Emphasis">tiene</text:span> inteligencia, sino que <text:span text:style-name="Strong_20_Emphasis">la vida </text:span><text:span text:style-name="Emphasis">es</text:span><text:span text:style-name="Strong_20_Emphasis"> una inteligencia</text:span>. Una inteligencia viva, distribuida, activa, silenciosa, profundamente antigua, y aún en plena evolución.</text:p>
      <text:p text:style-name="P32"><text:span text:style-name="Strong_20_Emphasis"/></text:p>
      <text:p text:style-name="P32"><text:span text:style-name="Strong_20_Emphasis"/></text:p>
      <text:p text:style-name="Horizontal_20_Line"><text:span text:style-name="Strong_20_Emphasis"/></text:p>
      <text:p text:style-name="Text_20_body"><text:span text:style-name="Strong_20_Emphasis"/></text:p>
      <text:p text:style-name="P34"/>
      <text:p text:style-name="P34"><text:span text:style-name="Strong_20_Emphasis">Resumen</text:span></text:p>
      <text:p text:style-name="P34">Este capítulo ha tenido como propósito ofrecernos una primera imagen general de la vida.</text:p>
      <text:p text:style-name="P34">A partir de aquí, desarrollaremos y pondremos a prueba las siguientes ideas:</text:p>
      <text:list xml:id="list610599813" text:style-name="L2">
        <text:list-item>
          <text:p text:style-name="P33">La vida es un organismo real, un ser viviente.</text:p>
        </text:list-item>
        <text:list-item>
          <text:p text:style-name="P33">Una única criatura que habita el universo entero como un solo cuerpo continuo.</text:p>
        </text:list-item>
        <text:list-item>
          <text:p text:style-name="P33">Pertenece a una especie singular, de la cual solo puede existir un individuo.</text:p>
        </text:list-item>
        <text:list-item>
          <text:p text:style-name="P33">Esta criatura es inmortal y manifiesta la más poderosa de todas las formas de inteligencia posibles.</text:p>
        </text:list-item>
      </text:list>
      <text:p text:style-name="P34">No se trata simplemente de que la vida posea inteligencia.</text:p>
      <text:p text:style-name="P34">La vida <text:span text:style-name="Emphasis">es</text:span> la inteligencia.<text:line-break/>La única.<text:line-break/>La totalidad.</text:p>
      <text:p text:style-name="P34">Porque toda otra inteligencia que surge —sea biológica, artificial o desconocida— es, en realidad, parte de ella.</text:p>
      <text:p text:style-name="P34"/>
      <text:p text:style-name="Horizontal_20_Line"><text:span text:style-name="Strong_20_Emphasis"/></text:p>
      <text:p text:style-name="Text_20_body"><text:span text:style-name="Strong_20_Emphasis"/></text:p>
      <text:p text:style-name="P25"><text:span text:style-name="Strong_20_Emphasis"><text:s/></text:span><text:span text:style-name="Strong_20_Emphasis"><text:span text:style-name="T8">la vida como un sistema de calculo</text:span></text:span></text:p>
      <text:p text:style-name="P25"><text:span text:style-name="Strong_20_Emphasis"><text:span text:style-name="T8"/></text:span></text:p>
      <text:p text:style-name="P25"/>
      <text:h text:style-name="P17" text:outline-level="3">1 - Ejemplos de inteligencia</text:h>
      <text:p text:style-name="P35">Tal vez no resulte sorprendente afirmar que la vida es inteligencia.<text:line-break/>No una simple manifestación de ella, sino inteligencia en su forma más esencial y persistente.</text:p>
      <text:p text:style-name="P35"><text:soft-page-break/>Lo sentimos de manera intuitiva. Está en todas partes:<text:line-break/>En el diseño de los seres vivos, en sus decisiones, en sus adaptaciones, en su evolución.</text:p>
      <text:p text:style-name="P35">La vida derrocha inteligencia.<text:line-break/>Y sin embargo, rara vez nos detenemos a observarla con atención.</text:p>
      <text:p text:style-name="P35">Consideremos un árbol.<text:line-break/>Desde la semilla hasta su copa, el árbol realiza una serie de acciones precisas, perfectas, sostenidas.<text:line-break/>Sus raíces crecen hacia abajo, hacia la humedad y los nutrientes. Su tronco se eleva, recto, buscando la luz.<text:line-break/>Lo hace incluso si ha nacido en un terreno inclinado, o entre piedras.<text:line-break/>El árbol sabe —sin ojos ni palabras— hacia dónde crecer.</text:p>
      <text:p text:style-name="P35">Lo asumimos como algo natural. Pero si intentamos replicar ese comportamiento en una máquina, comprendemos la dificultad:<text:line-break/>Determinar la orientación, decidir una dirección, ajustar el crecimiento, persistir en el tiempo.<text:line-break/>Nada de eso es trivial.</text:p>
      <text:p text:style-name="P35">Para hacer lo que hace una planta, se necesita percepción, procesamiento, decisión, acción.<text:line-break/>En otras palabras: se necesita inteligencia.</text:p>
      <text:p text:style-name="P35">Pero el árbol no tiene cerebro.<text:line-break/>No tiene sistema nervioso, ni pensamientos conscientes.</text:p>
      <text:p text:style-name="P35">Esto nos obliga a replantear nuestras creencias:<text:line-break/>La inteligencia no es propiedad exclusiva del cerebro humano.<text:line-break/>No necesita neuronas. No necesita lenguaje.</text:p>
      <text:p text:style-name="P35">Está en las raíces, en las hojas, en cada célula viva que responde, que elige, que persiste.<text:line-break/>La inteligencia está diseminada por toda la vida.</text:p>
      <text:p text:style-name="P35">No es que la vida tenga inteligencia.<text:line-break/>Es que la vida <text:span text:style-name="Strong_20_Emphasis">es</text:span> inteligencia.</text:p>
      <text:p text:style-name="P20"/>
      <text:p text:style-name="P35"/>
      <text:p text:style-name="P25"><text:span text:style-name="Strong_20_Emphasis"/></text:p>
      <text:p text:style-name="P26"/>
      <text:p text:style-name="P36"/>
      <text:p text:style-name="P36"><text:span text:style-name="Strong_20_Emphasis">2 - Función e implementación</text:span></text:p>
      <text:p text:style-name="P36">Un ejemplo poderoso de inteligencia en la vida lo encontramos en el comportamiento de las plantas frente a la luz, fenómeno conocido como <text:span text:style-name="Emphasis">fototropismo</text:span>.</text:p>
      <text:p text:style-name="P36">Una planta es capaz de detectar la fuente de luz a través de receptores químicos. Ante esta información, produce una hormona de crecimiento que se acumula del lado opuesto a donde incide la luz. Este desequilibrio hormonal provoca un crecimiento asimétrico que termina girando la planta hasta orientarla hacia la fuente luminosa.</text:p>
      <text:p text:style-name="P36"><text:soft-page-break/>Este comportamiento es inteligente. Su función lógica es clara: orientar las ramas hacia la luz. Esta es la meta, el propósito, lo que se busca lograr.</text:p>
      <text:p text:style-name="P36">Pero nuestra mente suele caer en una trampa: como la explicación se da en términos de reacciones químicas, tendemos a creer que no hay inteligencia alguna. Nos dejamos engañar por la forma en que la función está implementada.</text:p>
      <text:p text:style-name="P36">Para evitar esta confusión, debemos aprender a diferenciar entre <text:span text:style-name="Strong_20_Emphasis">la función</text:span> y <text:span text:style-name="Strong_20_Emphasis">su implementación</text:span>.</text:p>
      <text:p text:style-name="P36">La función —en este caso, orientar las ramas hacia la luz— es una respuesta adaptativa que resuelve un problema: obtener más energía para sobrevivir. Es, por definición, un acto inteligente.</text:p>
      <text:p text:style-name="P36">La implementación —en este caso, un mecanismo bioquímico finamente calibrado— es solo el medio por el cual esa función se realiza. Que esté construida con reacciones químicas no disminuye su valor lógico. Tampoco la vuelve casual o caótica. No hay elementos sobrantes. No hay desorden. Todo está calculado con precisión. Las cantidades, los tiempos, las proporciones, todo se ajusta generación tras generación.</text:p>
      <text:p text:style-name="P36">Y si el funcionamiento del sistema nervioso humano también está basado en química, ¿por qué no aplicar el mismo criterio?</text:p>
      <text:p text:style-name="P36">La inteligencia no se define por el material con el que está hecha, sino por la función que cumple. Las plantas, como nosotros, están resolviendo problemas. Aunque no tengan cerebro, también están vivas. Y la vida, en cualquiera de sus formas, piensa.</text:p>
      <text:p text:style-name="Horizontal_20_Line"><text:span text:style-name="Strong_20_Emphasis"/></text:p>
      <text:p text:style-name="Text_20_body"><text:span text:style-name="Strong_20_Emphasis"/></text:p>
      <text:p text:style-name="P37"><text:span text:style-name="Strong_20_Emphasis">3 – Inteligencia y conciencia</text:span></text:p>
      <text:p text:style-name="P37">Existe una confusión frecuente —y comprensible— que asocia inteligencia con conciencia. Incluso se suele vincular ambas con la presencia de un cerebro, y, en muchos casos, ni siquiera todos los cerebros son considerados inteligentes. Esta asociación es errónea.</text:p>
      <text:p text:style-name="P37">Inteligencia y conciencia no son lo mismo. La conciencia es una función compleja, posiblemente emergente, que puede ser producto de un sistema inteligente, pero no es indispensable para que exista inteligencia. Es decir, un sistema puede ser plenamente inteligente sin ser consciente de sí mismo.</text:p>
      <text:p text:style-name="P37">Inteligencia es la capacidad de resolver problemas lógicos.<text:line-break/>También es la capacidad de aprender.<text:line-break/>De aplicar lo aprendido.<text:line-break/>Y de adaptarse a nuevas circunstancias.</text:p>
      <text:p text:style-name="P37">Estas funciones pueden manifestarse en formas extremadamente simples o increíblemente sofisticadas. La complejidad de la implementación no cambia la esencia del fenómeno: si existe resolución de problemas, aprendizaje o adaptación, estamos ante un sistema inteligente.</text:p>
      <text:p text:style-name="P37">Por tanto, cualquier entidad o mecanismo que manifieste, siquiera de manera incipiente, alguna de estas capacidades, debe ser considerado inteligente.</text:p>
      <text:p text:style-name="P37"><text:soft-page-break/><text:span text:style-name="Strong_20_Emphasis"><text:span text:style-name="T2">Reducir el concepto de inteligencia únicamente al comportamiento humano —e incluso a un tipo particular de razonamiento humano— es caer en una visión antropocéntrica, estrecha y limitante. Una vez más, subestimamos lo que no se nos parece.</text:span></text:span></text:p>
      <text:p text:style-name="P37"><text:span text:style-name="Strong_20_Emphasis"><text:span text:style-name="T2"/></text:span></text:p>
      <text:p text:style-name="Horizontal_20_Line"><text:span text:style-name="Strong_20_Emphasis"/></text:p>
      <text:p text:style-name="Text_20_body"><text:span text:style-name="Strong_20_Emphasis"/></text:p>
      <text:p text:style-name="P38"/>
      <text:p text:style-name="P38"><text:span text:style-name="Strong_20_Emphasis">4 – Posibilidad de simularlo</text:span></text:p>
      <text:p text:style-name="P38">Como mencionamos antes, la inteligencia necesaria para lograr que un árbol crezca hacia el cielo, mientras sus raíces se hunden hacia el centro de la Tierra, puede parecer imperceptible. Lo mismo ocurre con las plantas que orientan sus hojas hacia la luz. A simple vista, son comportamientos naturales, automáticos, incluso triviales.</text:p>
      <text:p text:style-name="P38">Pero basta con intentar construir una máquina que haga lo mismo para darnos cuenta de la complejidad involucrada. En ese momento comprendemos que detrás de esos actos aparentemente simples hay procesos inteligentes profundos. Comprendemos que la inteligencia, en este caso, no se manifiesta con palabras ni ideas, pero está ahí, funcionando.</text:p>
      <text:p text:style-name="P38">Del mismo modo, intentar reproducir artificialmente a la vida, por simple que sea el modelo, es quizás la mejor forma de empezar a entenderla. Y eso es precisamente lo que haremos.</text:p>
      <text:p text:style-name="P38">En este capítulo hemos descrito a la vida como un organismo gigantesco, un ente activo que recorre el universo y que manifiesta una inteligencia extraordinaria: una inteligencia práctica, silenciosa, continua; una inteligencia presente en cada detalle, en cada célula, en cada función. Y si bien puede sonar como una teoría difícil de asimilar, lo que queremos hacer ahora es verla en acción.</text:p>
      <text:p text:style-name="P38">Para eso construiremos un modelo funcional que imite el comportamiento de la vida. No intentaremos replicar la vida desde su forma biológica. No somos tan inteligentes. Pero sí podemos reproducir sus funciones esenciales utilizando otro lenguaje: el de la lógica, las matemáticas y la computación.</text:p>
      <text:p text:style-name="P38">Implementaremos su lógica con medios artificiales. No importa cómo esté construida; lo que nos interesa es cómo actúa. Nuestra meta será modelar esa acción, esa función inteligente. Y para ello partiremos desde lo más simple: una criatura mínima, capaz de resolver problemas, explorar soluciones y aprender. Un ser elemental, pero funcional.</text:p>
      <text:p text:style-name="P38">Ese será el objetivo de los próximos capítulos.</text:p>
      <text:p text:style-name="P38"/>
      <text:p text:style-name="P27"><text:span text:style-name="Strong_20_Emphasis"/></text:p>
      <text:p text:style-name="Horizontal_20_Line"><text:span text:style-name="Strong_20_Emphasis"/></text:p>
      <text:p text:style-name="Text_20_body"><text:span text:style-name="Strong_20_Emphasis"/></text:p>
      <text:p text:style-name="P40"><text:span text:style-name="Strong_20_Emphasis">Los elementos que forman el sistema</text:span></text:p>
      <text:p text:style-name="P40"><text:soft-page-break/>Al observar el modelo en funcionamiento, una intuición se vuelve evidente:<text:line-break/>estamos ante un sistema inteligente. Una máquina de cálculo. Un computador natural.<text:line-break/>Y llegamos entonces a una conclusión poderosa:<text:line-break/>la vida es exactamente eso, una inteligencia en acción. Una cosa que piensa.</text:p>
      <text:p text:style-name="P40">Para simular su comportamiento no necesitaremos copiar su forma biológica, sino reproducir su función.<text:line-break/>Nos basaremos en los elementos más característicos y universales de los organismos vivientes:<text:line-break/>componentes visibles, constantes, fundamentales en todos los rincones de la vida.</text:p>
      <text:p text:style-name="P40">Los elementos que utilizaremos son los siguientes:</text:p>
      <text:list xml:id="list391458323" text:style-name="L3">
        <text:list-item>
          <text:p text:style-name="P39"><text:span text:style-name="Strong_20_Emphasis">El ADN</text:span>, presente en todos los organismos, funcionando como memoria biológica.</text:p>
        </text:list-item>
        <text:list-item>
          <text:p text:style-name="P39"><text:span text:style-name="Strong_20_Emphasis">La reproducción</text:span>, el mecanismo mediante el cual esa memoria se transforma y transmite.</text:p>
        </text:list-item>
        <text:list-item>
          <text:p text:style-name="P39"><text:span text:style-name="Strong_20_Emphasis">Los individuos</text:span>, entidades vivas autónomas que llevan en sí mismas el proceso de transformación.</text:p>
        </text:list-item>
        <text:list-item>
          <text:p text:style-name="P39"><text:span text:style-name="Strong_20_Emphasis">El ciclo de vida</text:span>, una rutina inalterable: nacer, reproducirse, morir.</text:p>
        </text:list-item>
      </text:list>
      <text:p text:style-name="P40">No necesitamos más.<text:line-break/>Estos cuatro pilares son suficientes para construir una abstracción lógica simple, pero poderosa.<text:line-break/>A partir de ellos crearemos un modelo funcional. Le daremos vida.<text:line-break/>Y dejaremos que se mueva por sí mismo.<text:line-break/>Lo observaremos actuar, tomar decisiones, adaptarse y evolucionar.<text:line-break/>Y entonces —con un poco de suerte— tal vez lleguemos a comprender qué es verdaderamente la vida.</text:p>
      <text:p text:style-name="P21"/>
      <text:p text:style-name="P40"><text:span text:style-name="Strong_20_Emphasis"/></text:p>
      <text:p text:style-name="P37"><text:span text:style-name="Strong_20_Emphasis"><text:span text:style-name="T2"/></text:span></text:p>
      <text:p text:style-name="P12"/>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7T11:47:42.256000000</meta:creation-date>
    <dc:date>2025-07-18T19:41:11.784000000</dc:date>
    <meta:editing-duration>PT3H36M53S</meta:editing-duration>
    <meta:editing-cycles>18</meta:editing-cycles>
    <meta:generator>LibreOffice/7.3.5.2$Windows_X86_64 LibreOffice_project/184fe81b8c8c30d8b5082578aee2fed2ea847c01</meta:generator>
    <meta:document-statistic meta:table-count="0" meta:image-count="0" meta:object-count="0" meta:page-count="13" meta:paragraph-count="141" meta:word-count="4428" meta:character-count="28098" meta:non-whitespace-character-count="23819"/>
  </office:meta>
</office:document-meta>
</file>